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none"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262e48" style:font-size-asian="14pt" style:font-size-complex="14pt"/>
    </style:style>
    <style:style style:name="P4" style:family="paragraph" style:parent-style-name="Standard">
      <style:text-properties fo:font-size="14pt" fo:font-weight="bold" officeooo:rsid="00164bff" officeooo:paragraph-rsid="00164bff" style:font-size-asian="14pt" style:font-weight-asian="bold" style:font-size-complex="14pt" style:font-weight-complex="bold"/>
    </style:style>
    <style:style style:name="P5" style:family="paragraph" style:parent-style-name="Standard">
      <style:text-properties fo:font-size="14pt" fo:font-weight="bold" officeooo:rsid="0016da47" officeooo:paragraph-rsid="002404c5"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4pt" style:text-underline-style="solid" style:text-underline-width="auto" style:text-underline-color="font-color" officeooo:paragraph-rsid="00262e48" style:font-size-asian="14pt" style:font-size-complex="14pt"/>
    </style:style>
    <style:style style:name="P8" style:family="paragraph" style:parent-style-name="Standard">
      <style:paragraph-properties fo:text-align="start" style:justify-single-word="false"/>
      <style:text-properties fo:color="#000000" style:font-name="Liberation Serif" fo:font-size="14pt" style:text-underline-style="none" officeooo:rsid="0007b2a6" officeooo:paragraph-rsid="0007b2a6" style:font-size-asian="14pt" style:font-size-complex="14pt"/>
    </style:style>
    <style:style style:name="P9" style:family="paragraph" style:parent-style-name="Standard">
      <style:paragraph-properties fo:text-align="start" style:justify-single-word="false"/>
      <style:text-properties fo:color="#000000" style:font-name="Liberation Serif" fo:font-size="14pt" style:text-underline-style="none" officeooo:rsid="0007b2a6" officeooo:paragraph-rsid="002404c5" style:font-size-asian="14pt" style:font-size-complex="14pt"/>
    </style:style>
    <style:style style:name="P10" style:family="paragraph" style:parent-style-name="Standard">
      <style:paragraph-properties fo:text-align="start" style:justify-single-word="false"/>
      <style:text-properties fo:color="#000000" style:font-name="Liberation Serif" fo:font-size="14pt" style:text-underline-style="none" officeooo:rsid="000960dd" officeooo:paragraph-rsid="000960dd" style:font-size-asian="14pt" style:font-size-complex="14pt"/>
    </style:style>
    <style:style style:name="P11" style:family="paragraph" style:parent-style-name="Standard">
      <style:paragraph-properties fo:text-align="start" style:justify-single-word="false"/>
      <style:text-properties fo:color="#000000" style:font-name="Liberation Serif" fo:font-size="14pt" style:text-underline-style="none" officeooo:rsid="000960dd" officeooo:paragraph-rsid="002404c5" style:font-size-asian="14pt" style:font-size-complex="14pt"/>
    </style:style>
    <style:style style:name="P12" style:family="paragraph" style:parent-style-name="Standard">
      <style:paragraph-properties fo:text-align="start" style:justify-single-word="false"/>
      <style:text-properties fo:color="#000000" style:font-name="Liberation Serif" fo:font-size="14pt" style:text-underline-style="none" officeooo:rsid="000ac92d" officeooo:paragraph-rsid="000ac92d" style:font-size-asian="14pt" style:font-size-complex="14pt"/>
    </style:style>
    <style:style style:name="P1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002bbfc" officeooo:paragraph-rsid="000cabab" fo:background-color="transparent" style:font-size-asian="14pt" style:font-size-complex="14pt"/>
    </style:style>
    <style:style style:name="P14"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007b2a6" officeooo:paragraph-rsid="002404c5" style:font-size-asian="14pt" style:font-size-complex="14pt"/>
    </style:style>
    <style:style style:name="P1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ac92d" officeooo:paragraph-rsid="000ac92d" style:font-size-asian="14pt" style:font-size-complex="14pt"/>
    </style:style>
    <style:style style:name="P1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cabab" officeooo:paragraph-rsid="000cabab" style:font-size-asian="14pt" style:font-size-complex="14pt"/>
    </style:style>
    <style:style style:name="P1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dc044" officeooo:paragraph-rsid="000dc044" style:font-size-asian="14pt" style:font-size-complex="14pt"/>
    </style:style>
    <style:style style:name="P1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dc044" officeooo:paragraph-rsid="0014dbf5" style:font-size-asian="14pt" style:font-size-complex="14pt"/>
    </style:style>
    <style:style style:name="P1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edfc1" officeooo:paragraph-rsid="0014dbf5" style:font-size-asian="14pt" style:font-size-complex="14pt"/>
    </style:style>
    <style:style style:name="P2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0d352" officeooo:paragraph-rsid="0014dbf5" style:font-size-asian="14pt" style:font-size-complex="14pt"/>
    </style:style>
    <style:style style:name="P2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4dbf5" officeooo:paragraph-rsid="0014dbf5" style:font-size-asian="14pt" style:font-size-complex="14pt"/>
    </style:style>
    <style:style style:name="P2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0cabab" officeooo:paragraph-rsid="000cabab" style:font-size-asian="14pt" style:font-size-complex="14pt"/>
    </style:style>
    <style:style style:name="P2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0cabab" officeooo:paragraph-rsid="0014dbf5" style:font-size-asian="14pt" style:font-size-complex="14pt"/>
    </style:style>
    <style:style style:name="P2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6ca29" officeooo:paragraph-rsid="0014e4b3" style:font-size-asian="14pt" style:font-size-complex="14pt"/>
    </style:style>
    <style:style style:name="P2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26720" officeooo:paragraph-rsid="0014e4b3" style:font-size-asian="14pt" style:font-size-complex="14pt"/>
    </style:style>
    <style:style style:name="P2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55359" officeooo:paragraph-rsid="0014e4b3" style:font-size-asian="14pt" style:font-size-complex="14pt"/>
    </style:style>
    <style:style style:name="P2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00775" officeooo:paragraph-rsid="0014e4b3" style:font-size-asian="14pt" style:font-size-complex="14pt"/>
    </style:style>
    <style:style style:name="P2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febac1" officeooo:paragraph-rsid="0014e4b3" style:font-size-asian="14pt" style:font-size-complex="14pt"/>
    </style:style>
    <style:style style:name="P2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18293" officeooo:paragraph-rsid="0014e4b3" style:font-size-asian="14pt" style:font-size-complex="14pt"/>
    </style:style>
    <style:style style:name="P3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8665e" officeooo:paragraph-rsid="00262e48" style:font-size-asian="14pt" style:font-size-complex="14pt"/>
    </style:style>
    <style:style style:name="P3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8665e" officeooo:paragraph-rsid="0014e4b3" style:font-size-asian="14pt" style:font-size-complex="14pt"/>
    </style:style>
    <style:style style:name="P3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10c696b" officeooo:paragraph-rsid="0014e4b3" style:font-size-asian="14pt" style:font-size-complex="14pt"/>
    </style:style>
    <style:style style:name="P3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febac1" officeooo:paragraph-rsid="0014e4b3" style:font-size-asian="14pt" style:font-size-complex="14pt"/>
    </style:style>
    <style:style style:name="P3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00775" officeooo:paragraph-rsid="0014e4b3" style:font-size-asian="14pt" style:font-size-complex="14pt"/>
    </style:style>
    <style:style style:name="P3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18293" officeooo:paragraph-rsid="00121b81" style:font-size-asian="14pt" style:font-size-complex="14pt"/>
    </style:style>
    <style:style style:name="P3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18293" officeooo:paragraph-rsid="0014e4b3" style:font-size-asian="14pt" style:font-size-complex="14pt"/>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26720" officeooo:paragraph-rsid="0014e4b3" style:font-size-asian="14pt" style:font-size-complex="14pt"/>
    </style:style>
    <style:style style:name="P3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3bf92" officeooo:paragraph-rsid="0014e4b3" style:font-size-asian="14pt" style:font-size-complex="14pt"/>
    </style:style>
    <style:style style:name="P3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55359" officeooo:paragraph-rsid="00121b81" style:font-size-asian="14pt" style:font-size-complex="14pt"/>
    </style:style>
    <style:style style:name="P4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55359" officeooo:paragraph-rsid="0014e4b3" style:font-size-asian="14pt" style:font-size-complex="14pt"/>
    </style:style>
    <style:style style:name="P4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55359" officeooo:paragraph-rsid="002404c5" style:font-size-asian="14pt" style:font-size-complex="14pt"/>
    </style:style>
    <style:style style:name="P4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6ca29" officeooo:paragraph-rsid="00121b81" style:font-size-asian="14pt" style:font-size-complex="14pt"/>
    </style:style>
    <style:style style:name="P4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6ca29" officeooo:paragraph-rsid="0014e4b3" style:font-size-asian="14pt" style:font-size-complex="14pt"/>
    </style:style>
    <style:style style:name="P4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8665e" officeooo:paragraph-rsid="0014e4b3" style:font-size-asian="14pt" style:font-size-complex="14pt"/>
    </style:style>
    <style:style style:name="P4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8665e" officeooo:paragraph-rsid="00121b81" style:font-size-asian="14pt" style:font-size-complex="14pt"/>
    </style:style>
    <style:style style:name="P4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8665e" officeooo:paragraph-rsid="002404c5" style:font-size-asian="14pt" style:font-size-complex="14pt"/>
    </style:style>
    <style:style style:name="P4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8665e" officeooo:paragraph-rsid="00262e48" style:font-size-asian="14pt" style:font-size-complex="14pt"/>
    </style:style>
    <style:style style:name="P4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c696b" officeooo:paragraph-rsid="0014e4b3" style:font-size-asian="14pt" style:font-size-complex="14pt"/>
    </style:style>
    <style:style style:name="P4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6da47" officeooo:paragraph-rsid="0016da47" style:font-size-asian="14pt" style:font-size-complex="14pt"/>
    </style:style>
    <style:style style:name="P5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103bf92" officeooo:paragraph-rsid="0014e4b3"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bold" officeooo:rsid="000e6943" officeooo:paragraph-rsid="00164bff" style:font-size-asian="14pt" style:font-weight-asian="bold" style:font-size-complex="14pt" style:font-weight-complex="bold"/>
    </style:style>
    <style:style style:name="P52" style:family="paragraph" style:parent-style-name="Standard">
      <style:paragraph-properties fo:text-align="start" style:justify-single-word="false"/>
      <style:text-properties officeooo:paragraph-rsid="000cabab"/>
    </style:style>
    <style:style style:name="P53" style:family="paragraph" style:parent-style-name="Standard">
      <style:paragraph-properties fo:text-align="start" style:justify-single-word="false"/>
      <style:text-properties officeooo:paragraph-rsid="000437d8"/>
    </style:style>
    <style:style style:name="P54" style:family="paragraph" style:parent-style-name="Standard">
      <style:paragraph-properties fo:text-align="start" style:justify-single-word="false"/>
      <style:text-properties officeooo:paragraph-rsid="0005c13c"/>
    </style:style>
    <style:style style:name="P55" style:family="paragraph" style:parent-style-name="Standard">
      <style:paragraph-properties fo:text-align="start" style:justify-single-word="false"/>
      <style:text-properties officeooo:paragraph-rsid="000960dd"/>
    </style:style>
    <style:style style:name="P56" style:family="paragraph" style:parent-style-name="Standard">
      <style:paragraph-properties fo:text-align="start" style:justify-single-word="false"/>
      <style:text-properties officeooo:paragraph-rsid="0014dbf5"/>
    </style:style>
    <style:style style:name="P57" style:family="paragraph" style:parent-style-name="Standard">
      <style:paragraph-properties fo:text-align="start" style:justify-single-word="false"/>
      <style:text-properties officeooo:paragraph-rsid="0014e4b3"/>
    </style:style>
    <style:style style:name="P58" style:family="paragraph" style:parent-style-name="Standard">
      <style:paragraph-properties fo:text-align="start" style:justify-single-word="false"/>
      <style:text-properties officeooo:paragraph-rsid="002404c5"/>
    </style:style>
    <style:style style:name="P59" style:family="paragraph" style:parent-style-name="Standard">
      <style:paragraph-properties fo:text-align="center" style:justify-single-word="false"/>
      <style:text-properties style:font-name="Liberation Serif" fo:font-size="20pt" style:text-underline-style="solid" style:text-underline-width="auto" style:text-underline-color="font-color" officeooo:rsid="000437d8" officeooo:paragraph-rsid="000437d8" style:font-size-asian="20pt" style:font-size-complex="20pt"/>
    </style:style>
    <style:style style:name="P60" style:family="paragraph" style:parent-style-name="Standard">
      <style:paragraph-properties fo:text-align="center" style:justify-single-word="false"/>
      <style:text-properties style:font-name="Liberation Serif" fo:font-size="18pt" style:text-underline-style="solid" style:text-underline-width="auto" style:text-underline-color="font-color" officeooo:rsid="000437d8" officeooo:paragraph-rsid="000437d8" style:font-size-asian="18pt" style:font-size-complex="18pt"/>
    </style:style>
    <style:style style:name="P61" style:family="paragraph" style:parent-style-name="Standard">
      <style:paragraph-properties fo:text-align="center" style:justify-single-word="false"/>
      <style:text-properties style:font-name="Liberation Serif" fo:font-size="18pt" fo:font-style="italic" style:text-underline-style="none" officeooo:rsid="002c3f2c" officeooo:paragraph-rsid="002c3f2c" style:font-size-asian="18pt" style:font-style-asian="italic" style:font-size-complex="18pt" style:font-style-complex="italic"/>
    </style:style>
    <style:style style:name="P62"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rsid="0005c13c" officeooo:paragraph-rsid="0005c13c" style:font-size-asian="14pt" style:font-size-complex="14pt"/>
    </style:style>
    <style:style style:name="P63"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rsid="000437d8" officeooo:paragraph-rsid="000437d8" style:font-size-asian="14pt" style:font-size-complex="14pt"/>
    </style:style>
    <style:style style:name="P64"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rsid="000437d8" officeooo:paragraph-rsid="0014e4b3" style:font-size-asian="14pt" style:font-size-complex="14pt"/>
    </style:style>
    <style:style style:name="P65" style:family="paragraph" style:parent-style-name="Standard">
      <style:paragraph-properties fo:text-align="start" style:justify-single-word="false"/>
      <style:text-properties style:font-name="Liberation Serif" fo:font-size="14pt" style:text-underline-style="none" officeooo:rsid="000437d8" officeooo:paragraph-rsid="000437d8" style:font-size-asian="14pt" style:font-size-complex="14pt"/>
    </style:style>
    <style:style style:name="P66" style:family="paragraph" style:parent-style-name="Standard">
      <style:paragraph-properties fo:text-align="start" style:justify-single-word="false"/>
      <style:text-properties style:font-name="Liberation Serif" fo:font-size="14pt" style:text-underline-style="none" officeooo:rsid="000437d8" officeooo:paragraph-rsid="0005c13c" style:font-size-asian="14pt" style:font-size-complex="14pt"/>
    </style:style>
    <style:style style:name="P67" style:family="paragraph" style:parent-style-name="Standard">
      <style:paragraph-properties fo:text-align="start" style:justify-single-word="false"/>
      <style:text-properties style:font-name="Liberation Serif" fo:font-size="14pt" style:text-underline-style="none" officeooo:rsid="0005c13c" officeooo:paragraph-rsid="0005c13c" style:font-size-asian="14pt" style:font-size-complex="14pt"/>
    </style:style>
    <style:style style:name="P68" style:family="paragraph" style:parent-style-name="Standard">
      <style:paragraph-properties fo:text-align="start" style:justify-single-word="false"/>
      <style:text-properties style:font-name="Liberation Serif" fo:font-size="14pt" style:text-underline-style="none" officeooo:rsid="000960dd" officeooo:paragraph-rsid="000ac92d" style:font-size-asian="14pt" style:font-size-complex="14pt"/>
    </style:style>
    <style:style style:name="P69" style:family="paragraph" style:parent-style-name="Standard">
      <style:paragraph-properties fo:text-align="start" style:justify-single-word="false"/>
      <style:text-properties style:font-name="Liberation Serif" fo:font-size="14pt" style:text-underline-style="none" officeooo:rsid="0007b2a6" officeooo:paragraph-rsid="002404c5" style:font-size-asian="14pt" style:font-size-complex="14pt"/>
    </style:style>
    <style:style style:name="P70" style:family="paragraph" style:parent-style-name="Standard">
      <style:paragraph-properties fo:text-align="start" style:justify-single-word="false"/>
      <style:text-properties style:font-name="Liberation Serif" fo:font-size="14pt" style:text-underline-style="none" fo:font-weight="bold" officeooo:rsid="00164bff" officeooo:paragraph-rsid="00262e48"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Liberation Serif" fo:font-size="14pt" style:text-underline-style="none" fo:font-weight="bold" officeooo:rsid="0005c13c" officeooo:paragraph-rsid="0005c13c"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Liberation Serif" fo:font-size="14pt" officeooo:paragraph-rsid="000ac92d" style:font-size-asian="14pt" style:font-size-complex="14pt"/>
    </style:style>
    <style:style style:name="P73" style:family="paragraph" style:parent-style-name="Standard">
      <style:paragraph-properties fo:text-align="start" style:justify-single-word="false"/>
      <style:text-properties style:font-name="Liberation Serif" fo:font-size="14pt" officeooo:paragraph-rsid="000cabab" style:font-size-asian="14pt" style:font-size-complex="14pt"/>
    </style:style>
    <style:style style:name="P74" style:family="paragraph" style:parent-style-name="Standard">
      <style:text-properties fo:color="#c9211e" fo:font-size="14pt" officeooo:rsid="00164bff" style:font-size-asian="14pt" style:font-size-complex="14pt"/>
    </style:style>
    <style:style style:name="P75" style:family="paragraph" style:parent-style-name="Standard">
      <style:text-properties officeooo:paragraph-rsid="002404c5"/>
    </style:style>
    <style:style style:name="P76" style:family="paragraph" style:parent-style-name="Text_20_body">
      <style:paragraph-properties fo:margin-top="0in" fo:margin-bottom="0in" loext:contextual-spacing="false" fo:line-height="115%"/>
      <style:text-properties fo:color="#000000" style:font-name="Liberation Serif" fo:font-size="14pt" style:text-underline-style="none" officeooo:rsid="0037a901" officeooo:paragraph-rsid="00111dc8" fo:background-color="transparent" style:font-size-asian="14pt" style:font-size-complex="14pt"/>
    </style:style>
    <style:style style:name="P77" style:family="paragraph" style:parent-style-name="Text_20_body">
      <style:paragraph-properties fo:margin-top="0in" fo:margin-bottom="0in" loext:contextual-spacing="false" fo:line-height="115%"/>
      <style:text-properties fo:color="#000000" style:font-name="Liberation Serif" fo:font-size="14pt" style:text-underline-style="none" officeooo:rsid="003fa8ee" officeooo:paragraph-rsid="00111dc8" fo:background-color="transparent" style:font-size-asian="14pt" style:font-size-complex="14pt"/>
    </style:style>
    <style:style style:name="P78" style:family="paragraph" style:parent-style-name="Text_20_body">
      <style:paragraph-properties fo:margin-top="0in" fo:margin-bottom="0in" loext:contextual-spacing="false" fo:line-height="115%"/>
      <style:text-properties fo:color="#000000" style:font-name="Liberation Serif" fo:font-size="14pt" style:text-underline-style="none" officeooo:rsid="002eb82f" officeooo:paragraph-rsid="00111dc8" fo:background-color="transparent" style:font-size-asian="14pt" style:font-size-complex="14pt"/>
    </style:style>
    <style:style style:name="P79" style:family="paragraph" style:parent-style-name="Text_20_body">
      <style:paragraph-properties fo:margin-top="0in" fo:margin-bottom="0in" loext:contextual-spacing="false" fo:line-height="115%"/>
      <style:text-properties fo:color="#000000" style:font-name="Liberation Serif" fo:font-size="14pt" style:text-underline-style="none" officeooo:rsid="00408b34" officeooo:paragraph-rsid="00111dc8" fo:background-color="transparent" style:font-size-asian="14pt" style:font-size-complex="14pt"/>
    </style:style>
    <style:style style:name="P80" style:family="paragraph" style:parent-style-name="Text_20_body">
      <style:paragraph-properties fo:margin-top="0in" fo:margin-bottom="0in" loext:contextual-spacing="false" fo:line-height="115%"/>
      <style:text-properties fo:color="#000000" style:font-name="Liberation Serif" fo:font-size="14pt" style:text-underline-style="solid" style:text-underline-width="auto" style:text-underline-color="font-color" officeooo:rsid="0002bbfc" officeooo:paragraph-rsid="00111dc8" fo:background-color="transparent" style:font-size-asian="14pt" style:font-size-complex="14pt"/>
    </style:style>
    <style:style style:name="P81" style:family="paragraph" style:parent-style-name="Text_20_body">
      <style:paragraph-properties fo:margin-top="0in" fo:margin-bottom="0in" loext:contextual-spacing="false" fo:line-height="115%"/>
      <style:text-properties fo:font-variant="normal" fo:text-transform="none" fo:color="#000000" style:font-name="Liberation Serif" fo:font-size="14pt" fo:letter-spacing="normal" fo:font-style="normal" style:text-underline-style="none" fo:font-weight="normal" officeooo:rsid="0016da47" officeooo:paragraph-rsid="00111dc8" style:font-size-asian="14pt" style:font-size-complex="14pt"/>
    </style:style>
    <style:style style:name="P8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c696b" officeooo:paragraph-rsid="0014e4b3" style:font-size-asian="14pt" style:font-size-complex="14pt"/>
    </style:style>
    <style:style style:name="P8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26720" officeooo:paragraph-rsid="0014e4b3" style:font-size-asian="14pt" style:font-size-complex="14pt"/>
    </style:style>
    <style:style style:name="P8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3bf92" officeooo:paragraph-rsid="0014e4b3" style:font-size-asian="14pt" style:font-size-complex="14pt"/>
    </style:style>
    <style:style style:name="P8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febac1" officeooo:paragraph-rsid="0014e4b3" style:font-size-asian="14pt" style:font-size-complex="14pt"/>
    </style:style>
    <style:style style:name="P8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00775" officeooo:paragraph-rsid="00164bff" style:font-size-asian="14pt" style:font-size-complex="14pt"/>
    </style:style>
    <style:style style:name="P8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1055359" officeooo:paragraph-rsid="002404c5" style:font-size-asian="14pt" style:font-size-complex="14pt"/>
    </style:style>
    <style:style style:name="P8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6da47" officeooo:paragraph-rsid="002404c5" style:font-size-asian="14pt" style:font-weight-asian="bold" style:font-size-complex="14pt" style:font-weight-complex="bold"/>
    </style:style>
    <style:style style:name="P8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6da47" officeooo:paragraph-rsid="0014e4b3" style:font-size-asian="14pt" style:font-weight-asian="bold" style:font-size-complex="14pt" style:font-weight-complex="bold"/>
    </style:style>
    <style:style style:name="P9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fbedd" officeooo:paragraph-rsid="0014e4b3" style:font-size-asian="14pt" style:font-weight-asian="bold" style:font-size-complex="14pt" style:font-weight-complex="bold"/>
    </style:style>
    <style:style style:name="P9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22d76a" officeooo:paragraph-rsid="000cabab"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bold" officeooo:rsid="000e6943" officeooo:paragraph-rsid="0014e4b3" style:font-size-asian="14pt" style:font-weight-asian="bold" style:font-size-complex="14pt" style:font-weight-complex="bold"/>
    </style:style>
    <style:style style:name="P9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0248c30" officeooo:paragraph-rsid="002404c5" style:font-size-asian="14pt" style:font-size-complex="14pt"/>
    </style:style>
    <style:style style:name="P94" style:family="paragraph" style:parent-style-name="Standard">
      <style:paragraph-properties fo:text-align="start" style:justify-single-word="false"/>
      <style:text-properties fo:color="#000000" style:font-name="Liberation Serif" fo:font-size="14pt" style:text-underline-style="none" fo:font-weight="bold" officeooo:rsid="0017984f" officeooo:paragraph-rsid="0007b2a6" style:font-size-asian="14pt" style:font-weight-asian="bold" style:font-size-complex="14pt" style:font-weight-complex="bold"/>
    </style:style>
    <style:style style:name="P95" style:family="paragraph" style:parent-style-name="Standard">
      <style:paragraph-properties fo:text-align="start" style:justify-single-word="false"/>
      <style:text-properties fo:color="#000000" style:font-name="Liberation Serif" fo:font-size="14pt" style:text-underline-style="none" fo:font-weight="bold" officeooo:rsid="001fbedd" officeooo:paragraph-rsid="002404c5"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Liberation Serif" fo:font-size="14pt" style:text-underline-style="none" fo:font-weight="bold" officeooo:rsid="0017984f" officeooo:paragraph-rsid="000437d8" style:font-size-asian="14pt" style:font-weight-asian="bold" style:font-size-complex="14pt" style:font-weight-complex="bold"/>
    </style:style>
    <style:style style:name="P97" style:family="paragraph" style:parent-style-name="Standard">
      <style:text-properties fo:font-size="14pt" style:font-size-asian="14pt" style:font-size-complex="14pt"/>
    </style:style>
    <style:style style:name="P98" style:family="paragraph" style:parent-style-name="Standard">
      <style:text-properties fo:font-size="14pt" style:text-underline-style="none" fo:font-weight="bold" officeooo:rsid="00164bff" style:font-size-asian="14pt" style:font-weight-asian="bold" style:font-size-complex="14pt" style:font-weight-complex="bold"/>
    </style:style>
    <style:style style:name="P99" style:family="paragraph" style:parent-style-name="Standard">
      <style:text-properties fo:font-size="14pt" fo:font-weight="bold" officeooo:rsid="00164bff" style:font-size-asian="14pt" style:font-weight-asian="bold" style:font-size-complex="14pt" style:font-weight-complex="bold"/>
    </style:style>
    <style:style style:name="P100" style:family="paragraph" style:parent-style-name="Standard">
      <style:text-properties fo:font-size="14pt" fo:font-weight="bold" officeooo:rsid="0016da47" style:font-size-asian="14pt" style:font-weight-asian="bold" style:font-size-complex="14pt" style:font-weight-complex="bold"/>
    </style:style>
    <style:style style:name="P10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font-variant="normal" fo:text-transform="none" fo:color="#000000" style:font-name="Liberation Serif" fo:font-size="14pt" fo:letter-spacing="normal" fo:font-style="normal" style:text-underline-style="none" fo:font-weight="bold" officeooo:rsid="0016da47" officeooo:paragraph-rsid="0014e4b3" fo:background-color="transparent" style:font-size-asian="14pt" style:font-weight-asian="bold" style:font-size-complex="14pt" style:font-weight-complex="bold"/>
    </style:style>
    <style:style style:name="P102" style:family="paragraph" style:parent-style-name="Text_20_body">
      <style:paragraph-properties fo:margin-top="0in" fo:margin-bottom="0in" loext:contextual-spacing="false" fo:line-height="115%"/>
      <style:text-properties fo:color="#000000" style:font-name="Liberation Serif" fo:font-size="14pt" style:text-underline-style="none" fo:font-weight="bold" officeooo:rsid="0016da47" officeooo:paragraph-rsid="00111dc8" fo:background-color="transparent" style:font-size-asian="14pt" style:font-weight-asian="bold" style:font-size-complex="14pt" style:font-weight-complex="bold"/>
    </style:style>
    <style:style style:name="T1" style:family="text">
      <style:text-properties officeooo:rsid="0005c13c"/>
    </style:style>
    <style:style style:name="T2" style:family="text">
      <style:text-properties fo:color="#000000"/>
    </style:style>
    <style:style style:name="T3" style:family="text">
      <style:text-properties fo:color="#000000" officeooo:rsid="004c5d7a"/>
    </style:style>
    <style:style style:name="T4" style:family="text">
      <style:text-properties fo:color="#000000" officeooo:rsid="0007b2a6"/>
    </style:style>
    <style:style style:name="T5" style:family="text">
      <style:text-properties fo:color="#000000" officeooo:rsid="000960dd"/>
    </style:style>
    <style:style style:name="T6" style:family="text">
      <style:text-properties fo:color="#000000" style:text-underline-style="none" officeooo:rsid="000ac92d"/>
    </style:style>
    <style:style style:name="T7" style:family="text">
      <style:text-properties fo:color="#000000" style:font-name="Liberation Serif" fo:font-size="14pt" style:text-underline-style="solid" style:text-underline-width="auto" style:text-underline-color="font-color" officeooo:rsid="0014dbf5" style:font-size-asian="14pt" style:font-size-complex="14pt"/>
    </style:style>
    <style:style style:name="T8" style:family="text">
      <style:text-properties fo:color="#000000" style:font-name="Liberation Serif" fo:font-size="14pt" style:text-underline-style="solid" style:text-underline-width="auto" style:text-underline-color="font-color" officeooo:rsid="0007b2a6" style:font-size-asian="14pt" style:font-size-complex="14pt"/>
    </style:style>
    <style:style style:name="T9" style:family="text">
      <style:text-properties fo:color="#000000" style:font-name="Liberation Serif" fo:font-size="14pt" style:text-underline-style="solid" style:text-underline-width="auto" style:text-underline-color="font-color" officeooo:rsid="000960dd" style:font-size-asian="14pt" style:font-size-complex="14pt"/>
    </style:style>
    <style:style style:name="T10" style:family="text">
      <style:text-properties fo:color="#000000" style:font-name="Liberation Serif" fo:font-size="14pt" style:text-underline-style="solid" style:text-underline-width="auto" style:text-underline-color="font-color" officeooo:rsid="001fbedd" style:font-size-asian="14pt" style:font-size-complex="14pt"/>
    </style:style>
    <style:style style:name="T11" style:family="text">
      <style:text-properties fo:color="#000000" style:font-name="Liberation Serif" fo:font-size="14pt" style:text-underline-style="solid" style:text-underline-width="auto" style:text-underline-color="font-color" officeooo:rsid="00210648" style:font-size-asian="14pt" style:font-size-complex="14pt"/>
    </style:style>
    <style:style style:name="T12" style:family="text">
      <style:text-properties fo:color="#000000" style:font-name="Liberation Serif" fo:font-size="14pt" style:text-underline-style="solid" style:text-underline-width="auto" style:text-underline-color="font-color" officeooo:rsid="00248c30" style:font-size-asian="14pt" style:font-size-complex="14pt"/>
    </style:style>
    <style:style style:name="T13" style:family="text">
      <style:text-properties fo:color="#000000" style:font-name="Liberation Serif" fo:font-size="14pt" style:text-underline-style="solid" style:text-underline-width="auto" style:text-underline-color="font-color" officeooo:rsid="00262e48" style:font-size-asian="14pt" style:font-size-complex="14pt"/>
    </style:style>
    <style:style style:name="T14" style:family="text">
      <style:text-properties fo:color="#000000" style:font-name="Liberation Serif" fo:font-size="14pt" style:text-underline-style="solid" style:text-underline-width="auto" style:text-underline-color="font-color" officeooo:rsid="00265724" style:font-size-asian="14pt" style:font-size-complex="14pt"/>
    </style:style>
    <style:style style:name="T15" style:family="text">
      <style:text-properties fo:color="#000000" style:font-name="Liberation Serif" fo:font-size="14pt" style:text-underline-style="none" officeooo:rsid="000960dd" style:font-size-asian="14pt" style:font-size-complex="14pt"/>
    </style:style>
    <style:style style:name="T16" style:family="text">
      <style:text-properties fo:color="#000000" officeooo:rsid="001fbedd"/>
    </style:style>
    <style:style style:name="T17" style:family="text">
      <style:text-properties fo:font-variant="normal" fo:text-transform="none" fo:color="#000000" fo:letter-spacing="normal" fo:font-style="normal" fo:font-weight="normal" officeooo:rsid="000ac92d"/>
    </style:style>
    <style:style style:name="T18" style:family="text">
      <style:text-properties fo:font-variant="normal" fo:text-transform="none" fo:color="#000000" fo:letter-spacing="normal" fo:font-style="normal" fo:font-weight="normal" officeooo:rsid="00210648"/>
    </style:style>
    <style:style style:name="T19" style:family="text">
      <style:text-properties fo:font-variant="normal" fo:text-transform="none" fo:color="#000000" fo:letter-spacing="normal" fo:font-style="normal" style:text-underline-style="none" fo:font-weight="normal" officeooo:rsid="000ac92d"/>
    </style:style>
    <style:style style:name="T20" style:family="text">
      <style:text-properties fo:font-variant="normal" fo:text-transform="none" fo:color="#000000" fo:letter-spacing="normal" fo:font-style="normal" style:text-underline-style="none" fo:font-weight="normal" officeooo:rsid="000cabab"/>
    </style:style>
    <style:style style:name="T21" style:family="text">
      <style:text-properties fo:font-variant="normal" fo:text-transform="none" fo:color="#000000" fo:letter-spacing="normal" fo:font-style="normal" style:text-underline-style="none" fo:font-weight="normal" officeooo:rsid="000dc044"/>
    </style:style>
    <style:style style:name="T22"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14dbf5" style:font-size-asian="14pt" style:font-size-complex="14pt"/>
    </style:style>
    <style:style style:name="T23"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0cabab" style:font-size-asian="14pt" style:font-size-complex="14pt"/>
    </style:style>
    <style:style style:name="T24"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10648" style:font-size-asian="14pt" style:font-size-complex="14pt"/>
    </style:style>
    <style:style style:name="T25"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2d76a" style:font-size-asian="14pt" style:font-size-complex="14pt"/>
    </style:style>
    <style:style style:name="T26"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62e48" style:font-size-asian="14pt" style:font-size-complex="14pt"/>
    </style:style>
    <style:style style:name="T27"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65724" style:font-size-asian="14pt" style:font-size-complex="14pt"/>
    </style:style>
    <style:style style:name="T28" style:family="text">
      <style:text-properties fo:font-variant="normal" fo:text-transform="none" fo:color="#000000" style:font-name="Liberation Serif" fo:font-size="14pt" fo:letter-spacing="normal" fo:font-style="normal" fo:font-weight="normal" officeooo:rsid="0108665e" style:font-size-asian="14pt" style:font-size-complex="14pt"/>
    </style:style>
    <style:style style:name="T29" style:family="text">
      <style:text-properties fo:font-variant="normal" fo:text-transform="none" fo:color="#000000" style:font-name="Liberation Serif" fo:font-size="14pt" fo:letter-spacing="normal" fo:font-style="normal" fo:font-weight="normal" officeooo:rsid="010b4097" style:font-size-asian="14pt" style:font-size-complex="14pt"/>
    </style:style>
    <style:style style:name="T30" style:family="text">
      <style:text-properties fo:font-variant="normal" fo:text-transform="none" fo:color="#000000" style:font-name="Liberation Serif" fo:font-size="14pt" fo:letter-spacing="normal" fo:font-style="normal" fo:font-weight="normal" officeooo:rsid="001de5b7" style:font-size-asian="14pt" style:font-size-complex="14pt"/>
    </style:style>
    <style:style style:name="T31" style:family="text">
      <style:text-properties fo:font-variant="normal" fo:text-transform="none" fo:color="#000000" style:font-name="Liberation Serif" fo:font-size="14pt" fo:letter-spacing="normal" fo:font-style="normal" fo:font-weight="normal" officeooo:rsid="001fbedd" style:font-size-asian="14pt" style:font-size-complex="14pt"/>
    </style:style>
    <style:style style:name="T32" style:family="text">
      <style:text-properties fo:font-variant="normal" fo:text-transform="none" fo:color="#000000" style:font-name="Liberation Serif" fo:font-size="14pt" fo:letter-spacing="normal" fo:font-style="normal" fo:font-weight="normal" officeooo:rsid="010c696b" style:font-size-asian="14pt" style:font-size-complex="14pt"/>
    </style:style>
    <style:style style:name="T33" style:family="text">
      <style:text-properties fo:font-variant="normal" fo:text-transform="none" fo:color="#000000" style:font-name="Liberation Serif" fo:font-size="14pt" fo:letter-spacing="normal" fo:font-style="normal" fo:font-weight="normal" officeooo:rsid="010e2ebc" style:font-size-asian="14pt" style:font-size-complex="14pt"/>
    </style:style>
    <style:style style:name="T34" style:family="text">
      <style:text-properties fo:font-variant="normal" fo:text-transform="none" fo:color="#000000" style:font-name="Liberation Serif" fo:font-size="14pt" fo:letter-spacing="normal" fo:font-style="normal" fo:font-weight="normal" officeooo:rsid="00248c30" style:font-size-asian="14pt" style:font-size-complex="14pt"/>
    </style:style>
    <style:style style:name="T35" style:family="text">
      <style:text-properties fo:font-variant="normal" fo:text-transform="none" fo:color="#000000" style:font-name="Liberation Serif" fo:font-size="14pt" fo:letter-spacing="normal" fo:font-style="normal" fo:font-weight="normal" officeooo:rsid="00262e48" style:font-size-asian="14pt" style:font-size-complex="14pt"/>
    </style:style>
    <style:style style:name="T36" style:family="text">
      <style:text-properties fo:font-variant="normal" fo:text-transform="none" fo:color="#000000" style:font-name="Liberation Serif" fo:font-size="14pt" fo:letter-spacing="normal" fo:font-style="normal" fo:font-weight="normal" officeooo:rsid="00265724" style:font-size-asian="14pt" style:font-size-complex="14pt"/>
    </style:style>
    <style:style style:name="T37" style:family="text">
      <style:text-properties fo:font-variant="normal" fo:text-transform="none" fo:color="#000000" style:font-name="Liberation Serif" fo:letter-spacing="normal" fo:font-style="normal" fo:font-weight="normal" officeooo:rsid="00febac1"/>
    </style:style>
    <style:style style:name="T38" style:family="text">
      <style:text-properties fo:font-variant="normal" fo:text-transform="none" fo:color="#000000" style:font-name="Liberation Serif" fo:letter-spacing="normal" fo:font-style="normal" fo:font-weight="normal" officeooo:rsid="01000775"/>
    </style:style>
    <style:style style:name="T39" style:family="text">
      <style:text-properties officeooo:rsid="000edfc1"/>
    </style:style>
    <style:style style:name="T40" style:family="text">
      <style:text-properties officeooo:rsid="0010d352"/>
    </style:style>
    <style:style style:name="T41" style:family="text">
      <style:text-properties officeooo:rsid="002d91ce"/>
    </style:style>
    <style:style style:name="T42" style:family="text">
      <style:text-properties officeooo:rsid="002366f2"/>
    </style:style>
    <style:style style:name="T43" style:family="text">
      <style:text-properties officeooo:rsid="00253325"/>
    </style:style>
    <style:style style:name="T44" style:family="text">
      <style:text-properties officeooo:rsid="00123351"/>
    </style:style>
    <style:style style:name="T45" style:family="text">
      <style:text-properties officeooo:rsid="0025e87e"/>
    </style:style>
    <style:style style:name="T46" style:family="text">
      <style:text-properties officeooo:rsid="00274fa7"/>
    </style:style>
    <style:style style:name="T47" style:family="text">
      <style:text-properties officeooo:rsid="002900eb"/>
    </style:style>
    <style:style style:name="T48" style:family="text">
      <style:text-properties officeooo:rsid="002a8f65"/>
    </style:style>
    <style:style style:name="T49" style:family="text">
      <style:text-properties officeooo:rsid="01000775"/>
    </style:style>
    <style:style style:name="T50" style:family="text">
      <style:text-properties officeooo:rsid="01018293"/>
    </style:style>
    <style:style style:name="T51" style:family="text">
      <style:text-properties officeooo:rsid="01026720"/>
    </style:style>
    <style:style style:name="T52" style:family="text">
      <style:text-properties officeooo:rsid="0103bf92"/>
    </style:style>
    <style:style style:name="T53" style:family="text">
      <style:text-properties officeooo:rsid="01055359"/>
    </style:style>
    <style:style style:name="T54" style:family="text">
      <style:text-properties officeooo:rsid="0106ca29"/>
    </style:style>
    <style:style style:name="T55" style:family="text">
      <style:text-properties officeooo:rsid="0109d648"/>
    </style:style>
    <style:style style:name="T56" style:family="text">
      <style:text-properties officeooo:rsid="010b4097"/>
    </style:style>
    <style:style style:name="T57" style:family="text">
      <style:text-properties officeooo:rsid="010c696b"/>
    </style:style>
    <style:style style:name="T58" style:family="text">
      <style:text-properties officeooo:rsid="010f4e85"/>
    </style:style>
    <style:style style:name="T59" style:family="text">
      <style:text-properties officeooo:rsid="0111221b"/>
    </style:style>
    <style:style style:name="T60" style:family="text">
      <style:text-properties officeooo:rsid="010cf22a"/>
    </style:style>
    <style:style style:name="T61" style:family="text">
      <style:text-properties officeooo:rsid="010e2ebc"/>
    </style:style>
    <style:style style:name="T62" style:family="text">
      <style:text-properties officeooo:rsid="0014dbf5"/>
    </style:style>
    <style:style style:name="T63" style:family="text">
      <style:text-properties style:font-name="Liberation Serif" fo:font-size="14pt" style:text-underline-style="solid" style:text-underline-width="auto" style:text-underline-color="font-color" officeooo:rsid="0014dbf5" style:font-size-asian="14pt" style:font-size-complex="14pt"/>
    </style:style>
    <style:style style:name="T64" style:family="text">
      <style:text-properties style:font-name="Liberation Serif" fo:font-size="14pt" style:text-underline-style="solid" style:text-underline-width="auto" style:text-underline-color="font-color" officeooo:rsid="000437d8" style:font-size-asian="14pt" style:font-size-complex="14pt"/>
    </style:style>
    <style:style style:name="T65" style:family="text">
      <style:text-properties style:font-name="Liberation Serif" fo:font-size="14pt" style:text-underline-style="solid" style:text-underline-width="auto" style:text-underline-color="font-color" officeooo:rsid="0005c13c" style:font-size-asian="14pt" style:font-size-complex="14pt"/>
    </style:style>
    <style:style style:name="T66" style:family="text">
      <style:text-properties style:font-name="Liberation Serif" fo:font-size="14pt" style:text-underline-style="solid" style:text-underline-width="auto" style:text-underline-color="font-color" officeooo:rsid="001fbedd" style:font-size-asian="14pt" style:font-size-complex="14pt"/>
    </style:style>
    <style:style style:name="T67" style:family="text">
      <style:text-properties style:font-name="Liberation Serif" fo:font-size="14pt" style:text-underline-style="solid" style:text-underline-width="auto" style:text-underline-color="font-color" officeooo:rsid="00248c30" style:font-size-asian="14pt" style:font-size-complex="14pt"/>
    </style:style>
    <style:style style:name="T68" style:family="text">
      <style:text-properties style:font-name="Liberation Serif" fo:font-size="14pt" style:text-underline-style="solid" style:text-underline-width="auto" style:text-underline-color="font-color" officeooo:rsid="00262e48" style:font-size-asian="14pt" style:font-size-complex="14pt"/>
    </style:style>
    <style:style style:name="T69" style:family="text">
      <style:text-properties style:font-name="Liberation Serif" fo:font-size="14pt" style:text-underline-style="solid" style:text-underline-width="auto" style:text-underline-color="font-color" officeooo:rsid="00265724" style:font-size-asian="14pt" style:font-size-complex="14pt"/>
    </style:style>
    <style:style style:name="T70" style:family="text">
      <style:text-properties style:font-name="Liberation Serif" officeooo:rsid="000437d8"/>
    </style:style>
    <style:style style:name="T71" style:family="text">
      <style:text-properties officeooo:rsid="00193db5"/>
    </style:style>
    <style:style style:name="T72" style:family="text">
      <style:text-properties officeooo:rsid="00195cc6"/>
    </style:style>
    <style:style style:name="T73" style:family="text">
      <style:text-properties style:text-position="super 58%"/>
    </style:style>
    <style:style style:name="T74" style:family="text">
      <style:text-properties style:text-position="super 58%" officeooo:rsid="00195cc6"/>
    </style:style>
    <style:style style:name="T75" style:family="text">
      <style:text-properties officeooo:rsid="001af7a2"/>
    </style:style>
    <style:style style:name="T76" style:family="text">
      <style:text-properties officeooo:rsid="001cd61d"/>
    </style:style>
    <style:style style:name="T77" style:family="text">
      <style:text-properties officeooo:rsid="001de5b7"/>
    </style:style>
    <style:style style:name="T78" style:family="text">
      <style:text-properties officeooo:rsid="001f7964"/>
    </style:style>
    <style:style style:name="T79" style:family="text">
      <style:text-properties officeooo:rsid="001fbedd"/>
    </style:style>
    <style:style style:name="T80" style:family="text">
      <style:text-properties officeooo:rsid="00210648"/>
    </style:style>
    <style:style style:name="T81" style:family="text">
      <style:text-properties officeooo:rsid="0022d76a"/>
    </style:style>
    <style:style style:name="T82" style:family="text">
      <style:text-properties officeooo:rsid="00248c30"/>
    </style:style>
    <style:style style:name="T83" style:family="text">
      <style:text-properties officeooo:rsid="00262e48"/>
    </style:style>
    <style:style style:name="T84" style:family="text">
      <style:text-properties officeooo:rsid="00265724"/>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248c30"/>
    </style:style>
    <style:style style:name="T87" style:family="text">
      <style:text-properties style:text-underline-style="solid" style:text-underline-width="auto" style:text-underline-color="font-color" officeooo:rsid="0025e87e"/>
    </style:style>
    <style:style style:name="T88" style:family="text">
      <style:text-properties style:text-underline-style="solid" style:text-underline-width="auto" style:text-underline-color="font-color" officeooo:rsid="00262e48"/>
    </style:style>
    <style:style style:name="T89" style:family="text">
      <style:text-properties officeooo:rsid="002a1f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Examen 2020</text:p>
      <text:p text:style-name="P60"/>
      <text:p text:style-name="P61">Barème 1pt-0.5pt-0pt</text:p>
      <text:p text:style-name="P61">Une ou plusieurs réponses justes pour toutes les questions</text:p>
      <text:p text:style-name="P2"/>
      <text:p text:style-name="P24"><text:span text:style-name="T71">1</text:span>/ L’éthique :</text:p>
      <text:p text:style-name="P40"/>
      <text:p text:style-name="P43">A/ L’éthique est considérée depuis le milieu du XX<text:span text:style-name="T74">ème</text:span> siècle comme une science.</text:p>
      <text:p text:style-name="P43">B/ Pour certains penseurs, le champ de la « morale » est plus vaste que celui de « l’éthique ».</text:p>
      <text:p text:style-name="P43">C/ Il existe principalement deux grands courants de pensées dans le champ éthique : l’utilitarisme et le kantisme </text:p>
      <text:p text:style-name="P43">D/ Il existe principalement deux grands courants de pensées dans le champ éthique : le conséquentialisme et le déontologisme</text:p>
      <text:p text:style-name="P2"/>
      <text:p text:style-name="P2"/>
      <text:p text:style-name="P6"><text:span text:style-name="T75">2/ </text:span>Qu’est ce que l’éthique?</text:p>
      <text:p text:style-name="P2"/>
      <text:p text:style-name="P2">A/ L’éthique est une sous discipline de l’épistémologie.</text:p>
      <text:p text:style-name="P2">B/ L’éthique est une branche majeure de la philosophie.</text:p>
      <text:p text:style-name="P2">C/ L’éthique est une discipline purement théorique.</text:p>
      <text:p text:style-name="P2">D/ <text:span text:style-name="T42">Il n’existe aucune différence entre règles de droit et règles morales.</text:span></text:p>
      <text:p text:style-name="P2"/>
      <text:p text:style-name="P2"/>
      <text:p text:style-name="P25"><text:span text:style-name="T75">3</text:span>/ L’expérimentation humaine I:</text:p>
      <text:p text:style-name="P37"/>
      <text:p text:style-name="P37">A/ La première trace historique d’une expérimentation humaine remonte à 500 av-JC</text:p>
      <text:p text:style-name="P37">B/ Les traces d’expérimentations sur l’homme sont assez <text:span text:style-name="T72">rare</text:span> au cours de l’histoire et se concentre essentiellement durant l’antiquité et le moyen-âge</text:p>
      <text:p text:style-name="P37">C/ Il faut attendre la fin du XVIII siècle pour voir la réflexion scientifique accompagné d’un<text:span text:style-name="T72">e</text:span> véritable réflexion morale.</text:p>
      <text:p text:style-name="P37">D/ En parallèle de l’essor des sciences, on observe des le début du XX<text:span text:style-name="T73">ème </text:span>siècle un développement du souci éthique.</text:p>
      <text:p text:style-name="P92"/>
      <text:p text:style-name="P37"/>
      <text:p text:style-name="P37"/>
      <text:p text:style-name="P25"><text:span text:style-name="T75">4</text:span>/ L’expérimentation humaine II:</text:p>
      <text:p text:style-name="P37"/>
      <text:p text:style-name="P37">A/ L’expérimentation humaine n’a jamais permis d’avancées médicales majeures. Son inefficacité la rend illégitime à la réflexion scientifique.</text:p>
      <text:p text:style-name="P37">B/ Les expérimentations humaines <text:span text:style-name="T52">illicites sont, pour l’essentiel, dues à des personnages médiocres dans leur discipline.</text:span></text:p>
      <text:p text:style-name="P38"><text:soft-page-break/>C/ Les expérimentations humaines ont toujours été réalisé par les scientifiques les plus br<text:span text:style-name="T53">illants</text:span> afin de faire avancer leur discipline.</text:p>
      <text:p text:style-name="P38">D/ Le <text:span text:style-name="T53">contrôle</text:span> par les paires est un moyen efficace de s’assurer de l’approche éthique de travaux de recherches.</text:p>
      <text:p text:style-name="P37"/>
      <text:p text:style-name="P37"/>
      <text:p text:style-name="P25"><text:span text:style-name="T75">5</text:span>/ L’expérimentation humaine II<text:span text:style-name="T52">I</text:span>:</text:p>
      <text:p text:style-name="P38"/>
      <text:p text:style-name="P38">A/ Ce sont souvent les éléments les plus vulnérables d’une société qui sont les victimes d’expériences illicites</text:p>
      <text:p text:style-name="P38">B/ Les expériences illégale sur l’Homme ont rarement concerné des sujets mineurs</text:p>
      <text:p text:style-name="P38">C/ L’illégitimité des expériences sur l’Homme est pour l’essentiel lié à une interdiction religieuse</text:p>
      <text:p text:style-name="P38">D/ <text:span text:style-name="T53">Dans l’histoire de l’expérience médicale, l’auto-expérimentation est une pratique extrêmement rare.</text:span></text:p>
      <text:p text:style-name="P38"/>
      <text:p text:style-name="P38"/>
      <text:p text:style-name="P26"><text:span text:style-name="T75">6</text:span>/ Le code de Nuremberg :</text:p>
      <text:p text:style-name="P40"/>
      <text:p text:style-name="P40">A/ Le code de Nuremberg est <text:span text:style-name="T54">une liste de 10 critères contenues dans le jugement des médecins de Nuremberg</text:span></text:p>
      <text:p text:style-name="P40">B/ <text:span text:style-name="T54">Le code de Nuremberg est le point de départ des réflexions éthiques sur l’expérimentation humaine.</text:span></text:p>
      <text:p text:style-name="P40">C/ <text:span text:style-name="T54">Le code de Nuremberg fonde la licéité de l’expérimentation sur le consentement du sujet humain et la protection des personnes dites vulnérables.</text:span></text:p>
      <text:p text:style-name="P40">D/ <text:span text:style-name="T54">Le code de Nuremberg stipule que les expérimentations entraînant une souffrance mentale ou physique sont interdites.</text:span></text:p>
      <text:p text:style-name="P92"/>
      <text:p text:style-name="P2"/>
      <text:p text:style-name="P6"/>
      <text:p text:style-name="P7"><text:span text:style-name="T75">7</text:span>/ <text:span text:style-name="T37">La bioéthique </text:span><text:span text:style-name="T38">I</text:span><text:span text:style-name="T37">:</text:span></text:p>
      <text:p text:style-name="P2"/>
      <text:p text:style-name="P2">A/ La bioéthique est une sous discipline de l’éthique.</text:p>
      <text:p text:style-name="P2">B/ La bioéthique s’intéresse aux dilemmes moraux soulevés par les avancées de la médecine et de la biologie.</text:p>
      <text:p text:style-name="P2">C/ La bioéthique est une sous discipline de l’éthique médicale.</text:p>
      <text:p text:style-name="P2">D/ La recherche sur modèle<text:span text:style-name="T42">s</text:span> animaux ne relève pas de la bioéthique.</text:p>
      <text:p text:style-name="P98"/>
      <text:p text:style-name="P2"/>
      <text:p text:style-name="P2"/>
      <text:p text:style-name="P28"><text:span text:style-name="T75">8</text:span>/ La bioéthique <text:span text:style-name="T49">II</text:span>:</text:p>
      <text:p text:style-name="P33"/>
      <text:p text:style-name="P33">A/ La bioéthique est une discipline millénaire qui était déjà pratiqué à l’antiquité</text:p>
      <text:p text:style-name="P33">B/ La bioéthique est un concept récent développé dans les années 70 par un oncologue américain.</text:p>
      <text:p text:style-name="P33"><text:soft-page-break/>C/ L’éthique est une sous-discipline de la bioéthique</text:p>
      <text:p text:style-name="P33">D/ La bioéthique est une discipline principalement théorique.</text:p>
      <text:p text:style-name="P33"/>
      <text:p text:style-name="P33"/>
      <text:p text:style-name="P27"><text:span text:style-name="T75">9</text:span>/ La bioéthique II<text:span text:style-name="T83">I</text:span>:</text:p>
      <text:p text:style-name="P34"/>
      <text:p text:style-name="P34">A/ La bioéthique privilégie une approche pluridisciplinaire</text:p>
      <text:p text:style-name="P34">B/ La bioéthique concerne uniquement les questions éthiques soulevées par la recherche médicale</text:p>
      <text:p text:style-name="P34">C/ La bioéthique exclut l’animal de son champ d’investigation pour ne s’intéresser qu’à l’Homme. </text:p>
      <text:p text:style-name="P34">D/ <text:span text:style-name="T50">La bioéthique ne concerne que les personnels soignants, en particulier hospitalier. En effet ces derniers sont particulièrement concernés de part leur triple activité : soins, enseignement, et recherche.</text:span></text:p>
      <text:p text:style-name="P34"/>
      <text:p text:style-name="P86"/>
      <text:p text:style-name="P34"/>
      <text:p text:style-name="P29"><text:span text:style-name="T75">10</text:span>/ La bioéthique I<text:span text:style-name="T83">V</text:span> :</text:p>
      <text:p text:style-name="P36"/>
      <text:p text:style-name="P36">A/ La bioéthique est nourrit par des enjeux toujours nouveaux issues de l’élaboration et du développement de nouvelles technologies médicales.</text:p>
      <text:p text:style-name="P36">B/ La science débouche systématiquement sur une réflexion éthique</text:p>
      <text:p text:style-name="P36">C/ La bioéthique a <text:span text:style-name="T51">seulement</text:span> une visée universelle.</text:p>
      <text:p text:style-name="P36">D/ La bioéthique <text:span text:style-name="T51">se nourrit d’un certains relativisme moral, et essaye de s’adapter aux cultures et à l’époque auxquels elle s’applique.</text:span></text:p>
      <text:p text:style-name="P2"/>
      <text:p text:style-name="P6"/>
      <text:p text:style-name="P6">1<text:span text:style-name="T84">1</text:span>/ <text:span text:style-name="T45">M</text:span>orale kantienne I :</text:p>
      <text:p text:style-name="P2"/>
      <text:p text:style-name="P2">A/ <text:span text:style-name="T62">L</text:span>a morale kantienne se fonde sur la liberté.</text:p>
      <text:p text:style-name="P2">B/ <text:span text:style-name="T45">Le principe d’égalité est le moteur de la morale kantienne.</text:span></text:p>
      <text:p text:style-name="P2">C/ La morale est envisageable uniquement chez l’Homme, du fait de sa capacité à s’extraire de son déterminisme naturel.</text:p>
      <text:p text:style-name="P2">D/ D’après Kant, la morale tire son essence de la compréhension des <text:tab/>phénomènes. </text:p>
      <text:p text:style-name="P99"/>
      <text:p text:style-name="P74"/>
      <text:p text:style-name="P2"/>
      <text:p text:style-name="P6">1<text:span text:style-name="T84">2/</text:span> Morale kantienne I<text:span text:style-name="T83">I</text:span>:</text:p>
      <text:p text:style-name="P2"/>
      <text:p text:style-name="P2">A/ La bonne volonté est une volonté dont les intentions sont pures.</text:p>
      <text:p text:style-name="P2">B/ Une volonté est caractérisé comme pure, lorsqu’elle a enclenché une action qui a remplit ses objectifs.</text:p>
      <text:p text:style-name="P2">C/ <text:span text:style-name="T45">La raison <text:s/>est nécessaire à l’application d’une volonté pure.</text:span></text:p>
      <text:p text:style-name="P2">D/ <text:span text:style-name="T45">La volonté pure est synonyme de bonne volonté dans l’idéologie kantienne.</text:span></text:p>
      <text:p text:style-name="P100"/>
      <text:p text:style-name="P2"><text:soft-page-break/></text:p>
      <text:p text:style-name="P2"/>
      <text:p text:style-name="P6">1<text:span text:style-name="T84">3</text:span>/ <text:span text:style-name="T45">M</text:span>orale kantienne <text:span text:style-name="T83">III</text:span> :</text:p>
      <text:p text:style-name="P2"/>
      <text:p text:style-name="P2">A/ <text:span text:style-name="T45">E</text:span>st morale ce qui relève de l’impératif hypothétique.</text:p>
      <text:p text:style-name="P2">B/ <text:span text:style-name="T46">E</text:span>st morale ce qui relève de l’impératif catégorique.</text:p>
      <text:p text:style-name="P2">C/ L’impératif ce rapporte à « ce que je peux faire ».</text:p>
      <text:p text:style-name="P2">D<text:span text:style-name="T46">/ E</text:span>st catégorique ce qui ne relève d’aucune hypothèse.</text:p>
      <text:p text:style-name="P100"/>
      <text:p text:style-name="P2"/>
      <text:p text:style-name="P2"/>
      <text:p text:style-name="P6">1<text:span text:style-name="T84">4</text:span>/ <text:span text:style-name="T46">M</text:span>orale kantienne I<text:span text:style-name="T83">V</text:span> :</text:p>
      <text:p text:style-name="P2"/>
      <text:p text:style-name="P2">A/ <text:span text:style-name="T46">L’impératif hypothétique s’inscrit dans une forme de déterminisme.</text:span></text:p>
      <text:p text:style-name="P2">B/ <text:span text:style-name="T46">L’impératif hypothétique suit le schéma suivant : «  Si….., je dois ».</text:span></text:p>
      <text:p text:style-name="P2">C/ <text:span text:style-name="T46">Dans certains cas, un impératif est à la fois hypothétique et <text:tab/>catégorique.</text:span></text:p>
      <text:p text:style-name="P1"><text:span text:style-name="T70">D/ </text:span><text:span text:style-name="T46">L’impératif hypothétique suit le schéma suivant : «  je dois... ».</text:span></text:p>
      <text:p text:style-name="P100"/>
      <text:p text:style-name="Standard"/>
      <text:p text:style-name="Standard"/>
      <text:p text:style-name="P30"><text:span text:style-name="T82">15</text:span>/ <text:span text:style-name="T45">M</text:span>orale kantienne <text:span text:style-name="T83">V</text:span> :</text:p>
      <text:p text:style-name="P46"/>
      <text:p text:style-name="P58"><text:span text:style-name="T28">A/ </text:span><text:span text:style-name="T29">Le kantisme est une philosophie a</text:span><text:span text:style-name="T30">ssociée au déontologisme</text:span></text:p>
      <text:p text:style-name="P46">B/ <text:span text:style-name="T56">Le kantisme est une philosophie conséquentialiste</text:span></text:p>
      <text:p text:style-name="P46">C/ <text:span text:style-name="T56">le kantisme est une morale qui fonde son principe sur le libre arbitre de l’Homme</text:span></text:p>
      <text:p text:style-name="P46">D/ <text:span text:style-name="T56">Dans le kantisme, l’acte morale s’établit dans un certains contexte. Ce contexte permet de déterminer le caractère morale ou immorale de l’acte. </text:span></text:p>
      <text:p text:style-name="P41"/>
      <text:p text:style-name="P41"/>
      <text:p text:style-name="P30"><text:span text:style-name="T82">16</text:span>/ <text:span text:style-name="T45">M</text:span>orale kantienne <text:span text:style-name="T83">VI</text:span> :</text:p>
      <text:p text:style-name="P46"/>
      <text:p text:style-name="P46">A/ <text:span text:style-name="T56">Le formalisme de la morale kantienne est la réflexion hypothético-déductive</text:span></text:p>
      <text:p text:style-name="P46">B/ <text:span text:style-name="T56">La morale kantienne est dirigé par la recherche du bonheur. Elle va inspirer le courant utilitariste</text:span></text:p>
      <text:p text:style-name="P46">C/ <text:span text:style-name="T56">La morale kantienne est une morale profondément humaniste</text:span></text:p>
      <text:p text:style-name="P46">D/ <text:span text:style-name="T57">Dans la morale kantienne, l’homme ne peut jamais être uniquement <text:s/>utilisé comme un moyen.</text:span></text:p>
      <text:p text:style-name="P88"/>
      <text:p text:style-name="P46"/>
      <text:p text:style-name="P47"><text:span text:style-name="T86">17</text:span><text:span text:style-name="T85">/ </text:span><text:span text:style-name="T87">M</text:span><text:span text:style-name="T85">orale kantienne </text:span><text:span text:style-name="T88">VII</text:span>: </text:p>
      <text:p text:style-name="P46"/>
      <text:p text:style-name="P46">A/ <text:span text:style-name="T57">Le kantisme est une morale aristocratique, et se distingue radicalement de la morale hellénistique dite morale cosmologique. <text:s/></text:span></text:p>
      <text:p text:style-name="P46">B/ <text:span text:style-name="T57">La rupture théologico-éthique est la séparation opérée par Kant entre la morale et la foi.</text:span></text:p>
      <text:p text:style-name="P46"><text:soft-page-break/>C/ <text:span text:style-name="T57">Le kantisme est une morale profondément inspiré de la morale chrétienne. Le kantisme base ses principes moraux sur la croyance en Dieu.</text:span></text:p>
      <text:p text:style-name="P46">D/ <text:span text:style-name="T57">Le kantisme est une morale à visée universelle.</text:span></text:p>
      <text:p text:style-name="P75"/>
      <text:p text:style-name="Standard"/>
      <text:p text:style-name="P31"><text:span text:style-name="T76">18</text:span>/ L’utilitarisme I :</text:p>
      <text:p text:style-name="P44"/>
      <text:p text:style-name="P44">A/ <text:span text:style-name="T55">Dans l’utilitarisme, toute chose est « bonne » si elle favorise le plaisir individuel</text:span></text:p>
      <text:p text:style-name="P44">B/ <text:span text:style-name="T55">Dans l’utilitarisme, toute chose est « bonne » si elle favorise le plaisir du plus grand nombre </text:span></text:p>
      <text:p text:style-name="P44">C/ <text:span text:style-name="T55">Dans l’utilitarisme, toute chose est « bonne » si elle favorise le bonheur individuel</text:span></text:p>
      <text:p text:style-name="P44">D/ <text:span text:style-name="T55">Dans l’utilitarisme, toute chose est « bonne » si elle favorise le bonheur du plus grand nombre</text:span></text:p>
      <text:p text:style-name="P89"/>
      <text:p text:style-name="P40"/>
      <text:p text:style-name="P31"><text:span text:style-name="T84">19</text:span>/ L’utilitarisme II :</text:p>
      <text:p text:style-name="P44"/>
      <text:p text:style-name="P44">A/ <text:span text:style-name="T55">Dans l’utilitarisme, tout ce qui est inutile (sans valeur d’usage) est immoral</text:span></text:p>
      <text:p text:style-name="P44">B/ <text:span text:style-name="T55">L’utilitarisme est une philosophie déontologique</text:span></text:p>
      <text:p text:style-name="P44">C/ <text:span text:style-name="T55">L’utilitarisme est une philosophie conséquentialiste</text:span></text:p>
      <text:p text:style-name="P44">D/ <text:span text:style-name="T55">L’utilitarisme est basé sur le principe d’utilité</text:span></text:p>
      <text:p text:style-name="P89"/>
      <text:p text:style-name="P40"/>
      <text:p text:style-name="P40"/>
      <text:p text:style-name="P31"><text:span text:style-name="T84">20</text:span>/ L’utilitarisme III :</text:p>
      <text:p text:style-name="P44"/>
      <text:p text:style-name="P44">A/ L’utilitarisme est avant tout une doctrine économique qui tend à faire entrer le champ économique dans le domaine médical</text:p>
      <text:p text:style-name="P44">B/ <text:span text:style-name="T55">Dans l’arithmétique utilitariste de Bentham, le sujet moral doit chercher à maximiser la somme des plaisirs et minimiser la somme des souffrances. </text:span></text:p>
      <text:p text:style-name="P44">C/ <text:span text:style-name="T55">Dans l’utilitarisme négatif, le sujet moral doit chercher uniquement à maximiser la somme des plaisirs. </text:span></text:p>
      <text:p text:style-name="P44">D/ <text:span text:style-name="T55">Dans l’utilitarisme des préférences, doit chercher à maximiser son bonheur selon le principe d’utilité classique.</text:span></text:p>
      <text:p text:style-name="P89"/>
      <text:p text:style-name="P49"/>
      <text:p text:style-name="P64"/>
      <text:p text:style-name="P7"><text:span text:style-name="T84">21</text:span>/ <text:span text:style-name="T83">L’utilitarisme IV</text:span>:</text:p>
      <text:p text:style-name="P3"/>
      <text:p text:style-name="P3"><text:span text:style-name="T44">A/ John Stuart Mill est u</text:span>n disciple de Bentham</text:p>
      <text:p text:style-name="P3">B/ John Stuart Mill a participé à la diffusion du déontologisme en Angleterre</text:p>
      <text:p text:style-name="P3">C/ <text:span text:style-name="T43">Contrairement à Jeremy Bentham, John Stuart Mill conçoit uniquement la satisfaction des désirs d’un point de vue quantitatif.</text:span></text:p>
      <text:p text:style-name="P3">D/ John Stuart Mill <text:span text:style-name="T43">est un utilitariste anglais.</text:span></text:p>
      <text:p text:style-name="P3"/>
      <text:p text:style-name="P70"><text:soft-page-break/></text:p>
      <text:p text:style-name="P63"/>
      <text:p text:style-name="P63"/>
      <text:p text:style-name="P53"><text:span text:style-name="T66">2</text:span><text:span text:style-name="T69">2</text:span><text:span text:style-name="T66">/ </text:span><text:span text:style-name="T64">C</text:span><text:span text:style-name="T63">onfiance</text:span><text:span text:style-name="T64"> </text:span><text:span text:style-name="T68">I</text:span><text:span text:style-name="T64">:</text:span></text:p>
      <text:p text:style-name="P65"/>
      <text:p text:style-name="P65">A/ Dans la relation de soins, seul le soigné donne sa confiance au soignant.</text:p>
      <text:p text:style-name="P66">B/ La confiance est une caractéristique relationnelle. Elle <text:span text:style-name="T1">est une façon de </text:span>décri<text:span text:style-name="T1">re</text:span> le rapport qu<text:span text:style-name="T1">e </text:span>les individus entretiennent les uns avec les autres.</text:p>
      <text:p text:style-name="P65">C/ La confiance <text:span text:style-name="T78">n’apparaît</text:span> qu’en présence d’<text:span text:style-name="T1">une forme d’</text:span>incertitude.</text:p>
      <text:p text:style-name="P65">D/ <text:span text:style-name="T1">La confiance facilite l’efficacité des soins.</text:span></text:p>
      <text:p text:style-name="P96"/>
      <text:p text:style-name="P65"/>
      <text:p text:style-name="P54"><text:span text:style-name="T67">2</text:span><text:span text:style-name="T69">3</text:span><text:span text:style-name="T66">/ </text:span><text:span text:style-name="T65">C</text:span><text:span text:style-name="T63">onfiance</text:span><text:span text:style-name="T65"> </text:span><text:span text:style-name="T68">II</text:span><text:span text:style-name="T65">:</text:span></text:p>
      <text:p text:style-name="P62"/>
      <text:p text:style-name="P67">A/ Faire preuve de confiance, c’est d’une certaine manière se montrer vulnérable.</text:p>
      <text:p text:style-name="P67">B/ La confiance est un outil efficace en présence <text:span text:style-name="T78">d’asymétrie</text:span> d’informations. Car elle facilite l’action du soignant.</text:p>
      <text:p text:style-name="P67">C/ En audioprothèse, la confiance n’est pas nécessaire à la relation de soins, car les patients essayent les appareils avant de les acquérir.</text:p>
      <text:p text:style-name="P67">D/ La confiance est un concept qui ne met pas en jeu la raison.</text:p>
      <text:p text:style-name="P71"/>
      <text:p text:style-name="P67"/>
      <text:p text:style-name="P54"><text:span text:style-name="T66">2</text:span><text:span text:style-name="T69">4</text:span><text:span text:style-name="T66">/ </text:span><text:span text:style-name="T65">C</text:span><text:span text:style-name="T63">onfiance</text:span><text:span text:style-name="T65"> </text:span><text:span text:style-name="T68">III</text:span><text:span text:style-name="T65">:</text:span></text:p>
      <text:p text:style-name="P62"/>
      <text:p text:style-name="P67">A/ L<text:span text:style-name="T3">a confiance est impossible si l'information est nulle, elle est inutile si l'information est parfaite et totale.</text:span></text:p>
      <text:p text:style-name="P67"><text:span text:style-name="T3">B/ </text:span><text:span text:style-name="T4">La confiance rationnelle s’appuie, entre autre, sur le fait qu’il existe</text:span><text:span text:style-name="T16">rait</text:span><text:span text:style-name="T4"> un lien entre vertu et vérité</text:span></text:p>
      <text:p text:style-name="P8">C/ La confiance rationnelle est fragilisé par nos biais <text:span text:style-name="T79">cognitifs.</text:span></text:p>
      <text:p text:style-name="P8">D/ La confiance n’est pas rationnel. Elle se fonde uniquement sur une croyance en l’autre.</text:p>
      <text:p text:style-name="P94"/>
      <text:p text:style-name="P10"/>
      <text:p text:style-name="P10"/>
      <text:p text:style-name="P48"><text:span text:style-name="T79">25/</text:span> La confiance <text:span text:style-name="T83">IV</text:span>:</text:p>
      <text:p text:style-name="P48"/>
      <text:p text:style-name="P48">A/ <text:span text:style-name="T61">La confiance s’établit dans un contexte de certitudes</text:span></text:p>
      <text:p text:style-name="P48">B/ <text:span text:style-name="T61">La confiance est unidirectionnelle dans la relation de soins, à savoir du patient vers le soignant</text:span></text:p>
      <text:p text:style-name="P57"><text:span text:style-name="T32">C/ </text:span><text:span text:style-name="T33">La confiance se c</text:span><text:span text:style-name="T31">rée</text:span><text:span text:style-name="T33"> uniquement </text:span><text:span text:style-name="T31">à travers </text:span><text:span text:style-name="T33">les compétences techniques du soignant</text:span></text:p>
      <text:p text:style-name="P48">D/ <text:span text:style-name="T61">La confiance est un fondement de la relation de soins.</text:span></text:p>
      <text:p text:style-name="P90"/>
      <text:p text:style-name="P48"/>
      <text:p text:style-name="P48"/>
      <text:p text:style-name="P57"><text:span text:style-name="T34">2</text:span><text:span text:style-name="T36">6</text:span><text:span text:style-name="T31">/</text:span><text:span text:style-name="T32"> La confiance </text:span><text:span text:style-name="T35">V</text:span><text:span text:style-name="T32">:</text:span></text:p>
      <text:p text:style-name="P48"><text:soft-page-break/></text:p>
      <text:p text:style-name="P48">A/ <text:span text:style-name="T58">Pour favoriser le respect, Kant nous invite à pratiquer une pensée resserrée autour du patient. </text:span></text:p>
      <text:p text:style-name="P48">B/ <text:span text:style-name="T58">Développé par Paul Ricoeur, La sollicitude est une posture plus engageante</text:span></text:p>
      <text:p text:style-name="P48">C/ <text:span text:style-name="T59">L’équivalent du respect dans la morale chrétienne est la charité</text:span></text:p>
      <text:p text:style-name="P48">D/ <text:span text:style-name="T59">Le respect de la dignité de la personne humaine est un des fondements les plus important de la déontologie médicale et paramédicale. Il apparaît dans le code de déontologie d’audioprothèse européen dès les premiers articles</text:span></text:p>
      <text:p text:style-name="P89"/>
      <text:p text:style-name="P48"/>
      <text:p text:style-name="P48"/>
      <text:p text:style-name="P32"><text:span text:style-name="T82">27</text:span>/ Le respect:</text:p>
      <text:p text:style-name="P48"/>
      <text:p text:style-name="P48">A/ <text:span text:style-name="T58">L’amitié se distingue du respect par son caractère discriminant</text:span></text:p>
      <text:p text:style-name="P48">B/ <text:span text:style-name="T58">L’amour se distingue du respect par son caractère exclusif</text:span></text:p>
      <text:p text:style-name="P48">C/ <text:span text:style-name="T58">La crainte et le respect sont deux notions qui invitent à une certaines distance avec le sujet craint ou respecter </text:span></text:p>
      <text:p text:style-name="P48">D/ <text:span text:style-name="T58">La crainte n’implique pas le respect, et le respect n’implique pas la crainte</text:span></text:p>
      <text:p text:style-name="P48"/>
      <text:p text:style-name="P32"/>
      <text:p text:style-name="P32"><text:span text:style-name="T82">28</text:span>/ L<text:span text:style-name="T60">a dignité</text:span> <text:span text:style-name="T83">I</text:span>:</text:p>
      <text:p text:style-name="P48"/>
      <text:p text:style-name="P48">A/ <text:span text:style-name="T60">La dignité dans son sens aristocratique est une dignité posturale</text:span></text:p>
      <text:p text:style-name="P48">B/ <text:span text:style-name="T60">La dignité aristocratique présente un caractère hiérarchisant et discriminant</text:span></text:p>
      <text:p text:style-name="P48">C/ <text:span text:style-name="T60">La dignité chrétienne présente un caractère universelle</text:span></text:p>
      <text:p text:style-name="P48">D/ <text:span text:style-name="T60">La dignité chrétienne suppose l’existence d’un Dieu ayant fait l’Homme à son image.</text:span></text:p>
      <text:p text:style-name="P48"/>
      <text:p text:style-name="P48"/>
      <text:p text:style-name="P48"/>
      <text:p text:style-name="P32"><text:span text:style-name="T82">29</text:span>/ L<text:span text:style-name="T60">a dignité</text:span> I<text:span text:style-name="T89">I</text:span>:</text:p>
      <text:p text:style-name="P48"/>
      <text:p text:style-name="P48">A/ <text:span text:style-name="T60">La dignité kantienne présente un caractère arbitraire</text:span></text:p>
      <text:p text:style-name="P48">B/ <text:span text:style-name="T60">La dignité kantienne suppose l’existence d’un Dieu </text:span></text:p>
      <text:p text:style-name="P48">C/ <text:span text:style-name="T60">La dignité relationnel nécessite l’existence de l’autre, et de la relation à l’autre pour exister</text:span></text:p>
      <text:p text:style-name="P48">D/ <text:span text:style-name="T60">La dignité moderne nécessite l’existence d’une capacité pour exister</text:span></text:p>
      <text:p text:style-name="P89"/>
      <text:p text:style-name="P48"/>
      <text:p text:style-name="P48"/>
      <text:p text:style-name="P48"><text:span text:style-name="T84">30</text:span><text:span text:style-name="T85">/ Le consentement:</text:span></text:p>
      <text:p text:style-name="P48"/>
      <text:p text:style-name="P48">A/ <text:span text:style-name="T60">Un consentement dans la relation de soins est un consentement libre et éclairé </text:span></text:p>
      <text:p text:style-name="P48">B/ <text:span text:style-name="T60">L’information du patient vise à obtenir son consentement </text:span></text:p>
      <text:p text:style-name="P48">C/ <text:span text:style-name="T60">Le consentement suppose l’autonomie du patient</text:span></text:p>
      <text:p text:style-name="P48"><text:soft-page-break/>D/ <text:span text:style-name="T61">Le non consentement à un soin équivaut à l’arrêt des soins dans son ensemble. </text:span></text:p>
      <text:p text:style-name="P101"/>
      <text:p text:style-name="P10"/>
      <text:p text:style-name="P10"/>
      <text:p text:style-name="P93"/>
      <text:p text:style-name="P58"><text:span text:style-name="T12">3</text:span><text:span text:style-name="T14">1</text:span><text:span text:style-name="T10">/ </text:span><text:span text:style-name="T8">A</text:span><text:span text:style-name="T7">pproche naturaliste </text:span><text:span text:style-name="T13">I</text:span><text:span text:style-name="T8">:</text:span></text:p>
      <text:p text:style-name="P14"/>
      <text:p text:style-name="P9">A/ L’étude des comportement animaux a montré la présence de comportement moraux forts chez de nombreuses espèces, en particulier le chimpazé.</text:p>
      <text:p text:style-name="P69"><text:span text:style-name="T2">B/ L</text:span><text:span text:style-name="T5">es études des comportements moraux chez l’animal se concentre principalement sur le sens de l’équité.</text:span></text:p>
      <text:p text:style-name="P11">C/ En cas de partage inégal de la nourriture, les réactions de certains animaux face à cette situation sont proches des réactions humaines. Cette similarité s’explique par la présence d’un<text:span text:style-name="T79">e</text:span> forme de morale chez l’animal.</text:p>
      <text:p text:style-name="P11">D/ Les études sur la morale animale ont un impact limité sur le débat bioéthique. En effet l’expérimentation animale est aujourd’hui <text:span text:style-name="T79">délaissée</text:span> au profit d’une expérience direct sur l’homme afin <text:span text:style-name="T79">d’</text:span>a<text:span text:style-name="T79">méliorer l’efficacité </text:span>de <text:span text:style-name="T79">la</text:span> recherche.</text:p>
      <text:p text:style-name="P95"/>
      <text:p text:style-name="P10"/>
      <text:p text:style-name="P10"/>
      <text:p text:style-name="P55"><text:span text:style-name="T11">3</text:span><text:span text:style-name="T14">2</text:span><text:span text:style-name="T11">/ </text:span><text:span text:style-name="T9">A</text:span><text:span text:style-name="T7">pproche naturaliste </text:span><text:span text:style-name="T13">II</text:span><text:span text:style-name="T9">:</text:span><text:span text:style-name="T15"> </text:span></text:p>
      <text:p text:style-name="P10"/>
      <text:p text:style-name="P68"><text:span text:style-name="T2">A/ </text:span><text:span text:style-name="T17">L'hypothèse naturaliste soutient l'hypothèse selon laquelle nous serions prédisposé </text:span><text:span text:style-name="T18">biologiquement </text:span><text:span text:style-name="T17">à acquérir des comportements moraux.</text:span></text:p>
      <text:p text:style-name="P12">B/ L’hypothèse naturaliste ne <text:span text:style-name="T80">reconnaît</text:span> aucune influence culturelle sur nos comportements moraux</text:p>
      <text:p text:style-name="P72"><text:span text:style-name="T6">C/ </text:span><text:span text:style-name="T19"><text:s/>L'hypothèse culturaliste défend l'idée selon laquelle les comportements moraux sont déterminés uniquement par des facteurs environnementaux.</text:span></text:p>
      <text:p text:style-name="P15">D/ Dans l’hypothèse naturaliste, la morale est un processus mental qui permet de déterminer, entres autres, le caractère morale de nos actions.</text:p>
      <text:p text:style-name="P15"/>
      <text:p text:style-name="P15"/>
      <text:p text:style-name="P52"><text:span text:style-name="T24">3</text:span><text:span text:style-name="T27">3</text:span><text:span text:style-name="T24">/ </text:span><text:span text:style-name="T23">A</text:span><text:span text:style-name="T22">pproche naturaliste </text:span><text:span text:style-name="T26">III :</text:span></text:p>
      <text:p text:style-name="P22"/>
      <text:p text:style-name="P16">A/ Dans l’approche naturaliste, l’esprit est constitué de multiples blocs fonctionnels. Et la morale est l’un de ces blocs.</text:p>
      <text:p text:style-name="P16">B/ Dans une approche naturaliste, le module de la morale peut être décrit comme un modèle entrée-sortie.</text:p>
      <text:p text:style-name="P73"><text:span text:style-name="T20">C/ </text:span><text:span text:style-name="T21">les variation dans la pondération des sorties modulaires d’un individu à l’autre pourrait expliquer les variations inter-individuelles de nos comportements moraux </text:span></text:p>
      <text:p text:style-name="P17">D/ Il n’existe pas de variations dans la pondération des sorties modulaires d’une culture à l’autre dans l’approche naturaliste. En effet, cette théorie ne <text:span text:style-name="T80">reconnaît</text:span> pas l’influence culturelle sur nos comportements moraux.</text:p>
      <text:p text:style-name="P22"/>
      <text:p text:style-name="P22"/>
      <text:p text:style-name="P56"><text:soft-page-break/><text:span text:style-name="T24">3</text:span><text:span text:style-name="T27">4</text:span><text:span text:style-name="T24">/ </text:span><text:span text:style-name="T22">Approche naturaliste I</text:span><text:span text:style-name="T26">V</text:span><text:span text:style-name="T23">:</text:span></text:p>
      <text:p text:style-name="P18"/>
      <text:p text:style-name="P18">B/ <text:span text:style-name="T39">Les propagation des comportements moraux sont difficile à expliquer dans le cadre de la théorie de l’évolution car ce sont des comportements coûteux pour l’individu.</text:span></text:p>
      <text:p text:style-name="P18">A/ <text:span text:style-name="T39">L’approche naturaliste est invalidé par la théorie de l’évolution car les comportements coûteux ne peuvent être propagé génétiquement.</text:span></text:p>
      <text:p text:style-name="P19">C/ La sélection de parentèle permet d’expliquer la propagation des comportements moraux dans le cadre de la théorie de l’évolution.</text:p>
      <text:p text:style-name="P19">D/ La sélection de groupe permet d’expliquer la propagation des comportements moraux dans le cadre de la théorie de l’évolution.</text:p>
      <text:p text:style-name="P22"/>
      <text:p text:style-name="P22"/>
      <text:p text:style-name="P56"><text:span text:style-name="T24">3</text:span><text:span text:style-name="T27">5</text:span><text:span text:style-name="T24">/ </text:span><text:span text:style-name="T23">A</text:span><text:span text:style-name="T22">pproche naturaliste </text:span><text:span text:style-name="T26">V:</text:span></text:p>
      <text:p text:style-name="P23"/>
      <text:p text:style-name="P19">A/ Dans la théorie continuiste, la morale ne représente pas une entité particulière. Elle est simplement le prolongement d’autres modules comme celui de l’empathie ou de la colère par exemple.</text:p>
      <text:p text:style-name="P19">B/ <text:span text:style-name="T40">Les modèles de transmission génétique des comportements moraux ont été invalidé par les modèles de simulation mathématique.</text:span></text:p>
      <text:p text:style-name="P20"><text:span text:style-name="T62">C</text:span>/ Les études psychologiques ont démontrés que nous sommes incapables de faire la distinction entre normes sociales et normes morales. </text:p>
      <text:p text:style-name="P21">D/ <text:span text:style-name="T80">Certaines études ont montrés la présence de comportements moraux chez les enfants dès l’âge de 6 mois.</text:span></text:p>
      <text:p text:style-name="P22"/>
      <text:p text:style-name="P22"/>
      <text:p text:style-name="P52"><text:span text:style-name="T25">3</text:span><text:span text:style-name="T27">6</text:span><text:span text:style-name="T25">/ </text:span><text:span text:style-name="T23">R</text:span><text:span text:style-name="T22">elativisme</text:span><text:span text:style-name="T23">:</text:span></text:p>
      <text:p text:style-name="P22"/>
      <text:p text:style-name="P17">A/ Le relativisme moral est <text:span text:style-name="T81">issu</text:span> de la théorie de la relativité générale (A. Einstein, 1915)</text:p>
      <text:p text:style-name="P17">B/ Le relativisme moral, dans sa forme la plus radicale, stipule que la morale n'est qu'une construction sociale.</text:p>
      <text:p text:style-name="P17">C/ Le relativisme morale est un théorie philosophique dérivée et consubstantiel de l’absolutisme morale.</text:p>
      <text:p text:style-name="P17">D/ L’absolutisme moral est une forme radical du relativisme moral. </text:p>
      <text:p text:style-name="P91"/>
      <text:p text:style-name="P13"/>
      <text:p text:style-name="P80"/>
      <text:p text:style-name="P80"/>
      <text:p text:style-name="P76"><text:span text:style-name="T82">37</text:span>/ <text:span text:style-name="T48">C</text:span>ode <text:span text:style-name="T47">de déontologie I</text:span>:</text:p>
      <text:p text:style-name="P76"/>
      <text:p text:style-name="P76">A/ <text:span text:style-name="T47">Le code de déontologie d’audioprothèse français a été rédigé en 1986 par un comité réunissant le CNA et l’UNSAF</text:span>.</text:p>
      <text:p text:style-name="P76"><text:soft-page-break/>B/ En tant que commerçant, l’audioprothésiste n’est soumis à aucun code <text:span text:style-name="T47">de </text:span>déontologie.</text:p>
      <text:p text:style-name="P76">C/ La pratique de l’audioprothèse en France est soumis au code de déontologie d’audioprothèse français.</text:p>
      <text:p text:style-name="P76">D/ En matière de déontologie, l’audioprothésiste français doit se référer au code de déontologie d’audioprothèse européen.</text:p>
      <text:p text:style-name="P77"/>
      <text:p text:style-name="P77"/>
      <text:p text:style-name="P77"><text:span text:style-name="T82">38</text:span>/ <text:span text:style-name="T41">Les </text:span>relations avec les confrères:</text:p>
      <text:p text:style-name="P77"/>
      <text:p text:style-name="P77">A/ Décrédibiliser un audioprothésiste concurrent est contraire à la déontologie.</text:p>
      <text:p text:style-name="P77">B/ Il est de bonne confraternité de prendre la défense d'un audioprothésiste injustement dénigré.</text:p>
      <text:p text:style-name="P77">C/ <text:span text:style-name="T41">L’interdiction morale de décrédibiliser la profession dans son ensemble n’est pas présente dans le code de déontologie européen d’audioprothèse.</text:span></text:p>
      <text:p text:style-name="P78">D/ <text:span text:style-name="T82">T</text:span>outes les réponses sont justes.</text:p>
      <text:p text:style-name="P102"/>
      <text:p text:style-name="P79"/>
      <text:p text:style-name="P81"/>
      <text:p text:style-name="P35"/>
      <text:p text:style-name="P39"/>
      <text:p text:style-name="P42"/>
      <text:p text:style-name="P39"/>
      <text:p text:style-name="P45"/>
      <text:p text:style-name="P45"/>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9:13.713490302</meta:creation-date>
    <dc:date>2021-04-12T18:06:50.814883801</dc:date>
    <meta:editing-duration>PT2H23S</meta:editing-duration>
    <meta:editing-cycles>23</meta:editing-cycles>
    <meta:generator>LibreOffice/6.4.6.2$Linux_X86_64 LibreOffice_project/40$Build-2</meta:generator>
    <meta:document-statistic meta:table-count="0" meta:image-count="0" meta:object-count="0" meta:page-count="10" meta:paragraph-count="193" meta:word-count="2449" meta:character-count="15718" meta:non-whitespace-character-count="13435"/>
  </office:meta>
</office:document-meta>
</file>